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, 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Times New Roman3" svg:font-family="'Times New Roman', Times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, Helvetica" style:font-family-generic="swiss" style:font-pitch="variable"/>
  </office:font-face-decls>
  <office:automatic-styles>
    <style:style style:name="Tabelle3" style:family="table">
      <style:table-properties style:width="15.626cm" fo:margin-left="-0.123cm" table:align="left" style:writing-mode="lr-tb"/>
    </style:style>
    <style:style style:name="Tabelle3.A" style:family="table-column">
      <style:table-column-properties style:column-width="0.374cm"/>
    </style:style>
    <style:style style:name="Tabelle3.B" style:family="table-column">
      <style:table-column-properties style:column-width="13.503cm"/>
    </style:style>
    <style:style style:name="Tabelle3.C" style:family="table-column">
      <style:table-column-properties style:column-width="1.75cm"/>
    </style:style>
    <style:style style:name="Tabelle3.1" style:family="table-row">
      <style:table-row-properties style:keep-together="false" fo:keep-together="always"/>
    </style:style>
    <style:style style:name="Tabelle3.A1" style:family="table-cell">
      <style:table-cell-properties fo:padding-left="0.123cm" fo:padding-right="0.123cm" fo:padding-top="0cm" fo:padding-bottom="0cm" fo:border="none"/>
    </style:style>
    <style:style style:name="Tabelle3.4" style:family="table-row">
      <style:table-row-properties style:keep-together="true" fo:keep-together="auto"/>
    </style:style>
    <style:style style:name="Tabelle3.31" style:family="table-row">
      <style:table-row-properties style:min-row-height="0.517cm" style:keep-together="false" fo:keep-together="always"/>
    </style:style>
    <style:style style:name="Tabelle3.A37" style:family="table-cell">
      <style:table-cell-properties fo:padding-left="0.123cm" fo:padding-right="0.123cm" fo:padding-top="0cm" fo:padding-bottom="0cm" fo:border-left="none" fo:border-right="none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fo:font-size="11pt" fo:language="de" fo:country="DE" style:font-size-asian="11pt" style:language-asian="de" style:country-asian="DE" style:font-name-complex="Times New Roman3" style:font-size-complex="11pt" style:language-complex="ar" style:country-complex="SA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fo:font-weight="bold" style:font-size-asian="10.5pt" style:language-asian="de" style:country-asian="DE" style:font-weight-asian="bold" style:font-name-complex="Times New Roman3" style:font-size-complex="10.5pt" style:language-complex="ar" style:country-complex="SA" style:font-weight-complex="bold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fo:font-weight="bold" style:font-size-asian="10.5pt" style:language-asian="de" style:country-asian="DE" style:font-weight-asian="bold" style:font-name-complex="Times New Roman3" style:font-size-complex="10.5pt" style:language-complex="ar" style:country-complex="SA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5" style:family="paragraph" style:parent-style-name="heading_20_1">
      <style:paragraph-properties fo:margin-left="0cm" fo:margin-right="0cm" fo:margin-top="0.423cm" fo:margin-bottom="0.106cm" fo:text-align="start" style:justify-single-word="false" fo:text-indent="0cm" style:auto-text-indent="false" fo:keep-with-next="always" style:text-autospace="none" style:vertical-align="auto" style:writing-mode="lr-tb"/>
      <style:text-properties style:font-name="Arial" fo:font-size="10.5pt" fo:language="de" fo:country="DE" fo:font-weight="bold" style:letter-kerning="true" style:font-name-asian="Arial3" style:font-size-asian="10.5pt" style:language-asian="de" style:country-asian="DE" style:font-weight-asian="bold" style:font-name-complex="Arial3" style:font-size-complex="10.5pt" style:language-complex="ar" style:country-complex="SA" style:font-weight-complex="bold"/>
    </style:style>
    <style:style style:name="P6" style:family="paragraph" style:parent-style-name="Standard">
      <style:text-properties style:font-name="Times" fo:font-size="10pt" fo:language="sv" fo:country="SE" style:font-name-asian="Times" style:font-size-asian="10pt" style:language-asian="de" style:country-asian="DE" style:font-name-complex="Times" style:font-size-complex="10pt" style:language-complex="ar" style:country-complex="SA"/>
    </style:style>
    <style:style style:name="P7" style:family="paragraph" style:parent-style-name="Text_20_body">
      <style:text-properties style:font-name="Arial" fo:font-size="10pt" fo:language="sv" fo:country="SE" style:font-name-asian="Times" style:font-size-asian="10pt" style:language-asian="de" style:country-asian="DE" style:font-name-complex="Times" style:font-size-complex="10pt" style:language-complex="ar" style:country-complex="SA"/>
    </style:style>
    <style:style style:name="P8" style:family="paragraph" style:parent-style-name="Heading_20_1">
      <style:paragraph-properties fo:margin-top="0cm" fo:margin-bottom="0.21cm" fo:text-align="start" style:justify-single-word="false"/>
    </style:style>
    <style:style style:name="P9" style:family="paragraph" style:parent-style-name="Standard" style:list-style-name="RTF_5f_Num_20_20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0" style:family="paragraph" style:parent-style-name="Standard" style:list-style-name="RTF_5f_Num_20_21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1" style:family="paragraph" style:parent-style-name="Standard" style:list-style-name="RTF_5f_Num_20_17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2" style:family="paragraph" style:parent-style-name="Standard" style:list-style-name="RTF_5f_Num_20_15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3" style:family="paragraph" style:parent-style-name="Standard" style:list-style-name="RTF_5f_Num_20_18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4" style:family="paragraph" style:parent-style-name="Standard" style:list-style-name="RTF_5f_Num_20_16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5" style:family="paragraph" style:parent-style-name="Standard" style:list-style-name="RTF_5f_Num_20_19">
      <style:paragraph-properties fo:margin-left="0cm" fo:margin-right="0cm" fo:text-align="start" style:justify-single-word="false" fo:text-indent="0cm" style:auto-text-indent="false" style:text-autospace="none" style:vertical-align="auto" style:writing-mode="lr-tb">
        <style:tab-stops/>
      </style:paragraph-properties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16" style:family="paragraph" style:parent-style-name="Text_20_body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rweiterter Barthel-Index</text:h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 table:style-name="Tabelle3.1">
            <table:table-cell table:style-name="Tabelle3.A1" table:number-columns-spanned="2" office:value-type="string">
              <text:p text:style-name="P2">Kognitive Funktionen</text:p>
            </table:table-cell>
            <table:covered-table-cell/>
            <table:table-cell table:style-name="Tabelle3.A1" office:value-type="string">
              <text:p text:style-name="P3">Punkte</text:p>
            </table:table-cell>
          </table:table-row>
          <table:table-row table:style-name="Tabelle3.1">
            <table:table-cell table:style-name="Tabelle3.A1" table:number-columns-spanned="2" office:value-type="string">
              <text:p text:style-name="P2"/>
            </table:table-cell>
            <table:covered-table-cell/>
            <table:table-cell table:style-name="Tabelle3.A1" office:value-type="string">
              <text:p text:style-name="P2"/>
            </table:table-cell>
          </table:table-row>
        </table:table-header-rows>
        <table:table-row table:style-name="Tabelle3.1">
          <table:table-cell table:style-name="Tabelle3.A1" table:number-columns-spanned="2" office:value-type="string">
            <text:p text:style-name="P2">Verstehen</text:p>
          </table:table-cell>
          <table:covered-table-cell/>
          <table:table-cell table:style-name="Tabelle3.A1" office:value-type="string">
            <text:p text:style-name="P3"/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41181" text:style-name="RTF_5f_Num_20_20">
              <text:list-item>
                <text:p text:style-name="P9">ungestört (nicht Patienten, die nur Geschriebenes verstehen)</text:p>
              </text:list-item>
            </text:list>
          </table:table-cell>
          <table:table-cell table:style-name="Tabelle3.A1" office:value-type="string">
            <text:p text:style-name="P3">1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58974" text:continue-list="list33241181" text:style-name="RTF_5f_Num_20_20">
              <text:list-item text:start-value="1">
                <text:p text:style-name="P9">versteht komplexe Sachverhalte, aber nicht immer</text:p>
              </text:list-item>
            </text:list>
          </table:table-cell>
          <table:table-cell table:style-name="Tabelle3.A1" office:value-type="string">
            <text:p text:style-name="P3">10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48856" text:style-name="RTF_5f_Num_20_21">
              <text:list-item>
                <text:p text:style-name="P10">versteht einfache Aufforderungen</text:p>
              </text:list-item>
            </text:list>
          </table:table-cell>
          <table:table-cell table:style-name="Tabelle3.A1" office:value-type="string">
            <text:p text:style-name="P3">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73981" text:continue-list="list33248856" text:style-name="RTF_5f_Num_20_21">
              <text:list-item text:start-value="1">
                <text:p text:style-name="P10">Verstehen nicht vorhanden</text:p>
              </text:list-item>
            </text:list>
          </table:table-cell>
          <table:table-cell table:style-name="Tabelle3.A1" office:value-type="string">
            <text:p text:style-name="P3">0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2"/>
          </table:table-cell>
          <table:covered-table-cell/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table:number-columns-spanned="2" office:value-type="string">
            <text:p text:style-name="P2">Sich verständlich machen</text:p>
          </table:table-cell>
          <table:covered-table-cell/>
          <table:table-cell table:style-name="Tabelle3.A1" office:value-type="string">
            <text:p text:style-name="P2"/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67869" text:style-name="RTF_5f_Num_20_17">
              <text:list-item>
                <text:p text:style-name="P11">kann sich über fast alles verständlich machen</text:p>
              </text:list-item>
            </text:list>
          </table:table-cell>
          <table:table-cell table:style-name="Tabelle3.A1" office:value-type="string">
            <text:p text:style-name="P3">1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75335" text:continue-list="list33267869" text:style-name="RTF_5f_Num_20_17">
              <text:list-item text:start-value="1">
                <text:p text:style-name="P11">kann einfache Sachverhalte ausdrücken</text:p>
              </text:list-item>
            </text:list>
          </table:table-cell>
          <table:table-cell table:style-name="Tabelle3.A1" office:value-type="string">
            <text:p text:style-name="P3">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80743" text:continue-list="list33275335" text:style-name="RTF_5f_Num_20_17">
              <text:list-item text:start-value="1">
                <text:p text:style-name="P11">kann sich nicht oder fast nicht verständlich machen</text:p>
              </text:list-item>
            </text:list>
          </table:table-cell>
          <table:table-cell table:style-name="Tabelle3.A1" office:value-type="string">
            <text:p text:style-name="P3">0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2"/>
          </table:table-cell>
          <table:covered-table-cell/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table:number-columns-spanned="2" office:value-type="string">
            <text:p text:style-name="P2">Soziale Interaktion</text:p>
          </table:table-cell>
          <table:covered-table-cell/>
          <table:table-cell table:style-name="Tabelle3.A1" office:value-type="string">
            <text:p text:style-name="P2"/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59837" text:style-name="RTF_5f_Num_20_15">
              <text:list-item>
                <text:p text:style-name="P12">ungestört</text:p>
              </text:list-item>
            </text:list>
          </table:table-cell>
          <table:table-cell table:style-name="Tabelle3.A1" office:value-type="string">
            <text:p text:style-name="P3">1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65470" text:continue-list="list33259837" text:style-name="RTF_5f_Num_20_15">
              <text:list-item text:start-value="1">
                <text:p text:style-name="P12">gelegentlich unkooperativ, aggressiv, distanzlos oder zurückgezogen</text:p>
              </text:list-item>
            </text:list>
          </table:table-cell>
          <table:table-cell table:style-name="Tabelle3.A1" office:value-type="string">
            <text:p text:style-name="P3">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69502" text:continue-list="list33265470" text:style-name="RTF_5f_Num_20_15">
              <text:list-item text:start-value="1">
                <text:p text:style-name="P12">immer oder fast immer unkooperativ</text:p>
              </text:list-item>
            </text:list>
          </table:table-cell>
          <table:table-cell table:style-name="Tabelle3.A1" office:value-type="string">
            <text:p text:style-name="P3">0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2"/>
          </table:table-cell>
          <table:covered-table-cell/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table:number-columns-spanned="2" office:value-type="string">
            <text:p text:style-name="P2">Lösen von Alltagsproblemen</text:p>
          </table:table-cell>
          <table:covered-table-cell/>
          <table:table-cell table:style-name="Tabelle3.A1" office:value-type="string">
            <text:p text:style-name="P2"/>
          </table:table-cell>
        </table:table-row>
        <table:table-row table:style-name="Tabelle3.1">
          <table:table-cell table:style-name="Tabelle3.A1" table:number-columns-spanned="2" office:value-type="string">
            <text:p text:style-name="P4">Planung von Handlungsabläufen, Umstellungsfähigkeit, Einhalten von Terminen, pünktliche Medikamenteneinnahme, Einsicht in Defizite und deren Konsequenzen im Alltag</text:p>
          </table:table-cell>
          <table:covered-table-cell/>
          <table:table-cell table:style-name="Tabelle3.A1" office:value-type="string">
            <text:p text:style-name="P2"/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48818" text:style-name="RTF_5f_Num_20_18">
              <text:list-item>
                <text:p text:style-name="P13">im Wesentlichen ungestört</text:p>
              </text:list-item>
            </text:list>
          </table:table-cell>
          <table:table-cell table:style-name="Tabelle3.A1" office:value-type="string">
            <text:p text:style-name="P3">1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53796" text:continue-list="list33248818" text:style-name="RTF_5f_Num_20_18">
              <text:list-item text:start-value="1">
                <text:p text:style-name="P13">benötigt geringe Hilfestellung</text:p>
              </text:list-item>
            </text:list>
          </table:table-cell>
          <table:table-cell table:style-name="Tabelle3.A1" office:value-type="string">
            <text:p text:style-name="P3">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56317" text:continue-list="list33253796" text:style-name="RTF_5f_Num_20_18">
              <text:list-item text:start-value="1">
                <text:p text:style-name="P13">benötigt erhebliche Hilfestellung</text:p>
              </text:list-item>
            </text:list>
          </table:table-cell>
          <table:table-cell table:style-name="Tabelle3.A1" office:value-type="string">
            <text:p text:style-name="P3">0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2"/>
          </table:table-cell>
          <table:covered-table-cell/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table:number-columns-spanned="2" office:value-type="string">
            <text:p text:style-name="P2">Gedächtnis, Lernen und Orientierung</text:p>
          </table:table-cell>
          <table:covered-table-cell/>
          <table:table-cell table:style-name="Tabelle3.A1" office:value-type="string">
            <text:p text:style-name="P2"/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42972" text:style-name="RTF_5f_Num_20_16">
              <text:list-item>
                <text:p text:style-name="P14">im Wesentlichen ungestört (kein zusätzlicher Pflegeaufwand erforderlich)</text:p>
              </text:list-item>
            </text:list>
          </table:table-cell>
          <table:table-cell table:style-name="Tabelle3.A1" office:value-type="string">
            <text:p text:style-name="P3">1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70350" text:continue-list="list33242972" text:style-name="RTF_5f_Num_20_16">
              <text:list-item text:start-value="1">
                <text:p text:style-name="P14">muss gelegentlich erinnert werden oder verwendet externe Gedächtnishilfen</text:p>
              </text:list-item>
            </text:list>
          </table:table-cell>
          <table:table-cell table:style-name="Tabelle3.A1" office:value-type="string">
            <text:p text:style-name="P3">10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54328" text:continue-list="list33270350" text:style-name="RTF_5f_Num_20_16">
              <text:list-item text:start-value="1">
                <text:p text:style-name="P14">muss häufig erinnert werden</text:p>
              </text:list-item>
            </text:list>
          </table:table-cell>
          <table:table-cell table:style-name="Tabelle3.A1" office:value-type="string">
            <text:p text:style-name="P3">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62871" text:continue-list="list33254328" text:style-name="RTF_5f_Num_20_16">
              <text:list-item text:start-value="1">
                <text:p text:style-name="P14">desorientiert, mit oder ohne Tendenz zum Weglaufen</text:p>
              </text:list-item>
            </text:list>
          </table:table-cell>
          <table:table-cell table:style-name="Tabelle3.A1" office:value-type="string">
            <text:p text:style-name="P3">0</text:p>
          </table:table-cell>
        </table:table-row>
        <table:table-row table:style-name="Tabelle3.4">
          <table:table-cell table:style-name="Tabelle3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elle3.31">
          <table:table-cell table:style-name="Tabelle3.A1" table:number-columns-spanned="3" office:value-type="string">
            <text:p text:style-name="P2">Sehen und Neglect</text:p>
          </table:table-cell>
          <table:covered-table-cell/>
          <table:covered-table-cell/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52569" text:style-name="RTF_5f_Num_20_19">
              <text:list-item>
                <text:p text:style-name="P15">im Wesentlichen ungestört</text:p>
              </text:list-item>
            </text:list>
          </table:table-cell>
          <table:table-cell table:style-name="Tabelle3.A1" office:value-type="string">
            <text:p text:style-name="P3">1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56086" text:continue-list="list33252569" text:style-name="RTF_5f_Num_20_19">
              <text:list-item text:start-value="1">
                <text:p text:style-name="P15">schwere Lesestörung, findet sich aber (ggf. mit Hilfsmitteln) in bekannter und unbekannter Umgebung zurecht</text:p>
              </text:list-item>
            </text:list>
          </table:table-cell>
          <table:table-cell table:style-name="Tabelle3.A1" office:value-type="string">
            <text:p text:style-name="P3">10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73331" text:continue-list="list33256086" text:style-name="RTF_5f_Num_20_19">
              <text:list-item text:start-value="1">
                <text:p text:style-name="P15">findet sich in bekannter, aber nicht in unbekannter Umgebung zurecht</text:p>
              </text:list-item>
            </text:list>
          </table:table-cell>
          <table:table-cell table:style-name="Tabelle3.A1" office:value-type="string">
            <text:p text:style-name="P3">5</text:p>
          </table:table-cell>
        </table:table-row>
        <table:table-row table:style-name="Tabelle3.4">
          <table:table-cell table:style-name="Tabelle3.A1" office:value-type="string">
            <text:p text:style-name="P4"/>
          </table:table-cell>
          <table:table-cell table:style-name="Tabelle3.A1" office:value-type="string">
            <text:list xml:id="list33283645" text:continue-list="list33273331" text:style-name="RTF_5f_Num_20_19">
              <text:list-item text:start-value="1">
                <text:p text:style-name="P15">findet sich auch in bekannter Umgebung nicht ausreichend zurecht (findet z.B. eigenes Zimmer oder Station nicht / übersieht oder stößt an Hindernisse oder Personen)</text:p>
              </text:list-item>
            </text:list>
          </table:table-cell>
          <table:table-cell table:style-name="Tabelle3.A1" office:value-type="string">
            <text:p text:style-name="P3">0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2"/>
          </table:table-cell>
          <table:covered-table-cell/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37" table:number-columns-spanned="2" office:value-type="string">
            <text:p text:style-name="P5">Summe maximal</text:p>
          </table:table-cell>
          <table:covered-table-cell/>
          <table:table-cell table:style-name="Tabelle3.A37" office:value-type="string">
            <text:p text:style-name="P3"/>
            <text:p text:style-name="P3">90</text:p>
          </table:table-cell>
        </table:table-row>
      </table:table>
      <text:p text:style-name="P6"/>
      <text:p text:style-name="P7">Erstveröffentlichungsnachweis: </text:p>
      <text:p text:style-name="P16">Prosiegel M, Böttger S, Schenk T, König N, Marolf M, Vaney C et al. Der Erweiterte Barthel-Index (EBI) - eine neue Skala zur Erfassung von Fähigkeitsstörungen bei neurologischen  Patienten. Neurol Rehabil 1996;2:7-1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, 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Times New Roman3" svg:font-family="'Times New Roman', Times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, Helvetic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default-outline-level="1" style:class="text" style:master-page-name="Right_20_Page">
      <style:paragraph-properties fo:margin-top="5.001cm" fo:margin-bottom="0.21cm" fo:text-align="center" style:justify-single-word="false" fo:hyphenation-ladder-count="99" style:page-number="auto" fo:break-before="page" fo:background-color="transparent" style:shadow="none" fo:keep-with-next="auto" text:number-lines="false" text:line-number="0">
        <style:tab-stops/>
        <style:background-image/>
      </style:paragraph-properties>
      <style:text-properties style:font-name="Arial" fo:font-size="20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Heading_20_7" style:display-name="Heading 7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hpt-pref" style:family="paragraph" style:master-page-name="Right_20_Page">
      <style:paragraph-properties fo:hyphenation-ladder-count="no-limit" style:page-number="auto" fo:break-before="auto" fo:break-after="auto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block" style:family="paragraph" style:parent-style-name="Heading_20_3" style:master-page-name="">
      <style:paragraph-properties fo:margin-top="0.99cm" fo:margin-bottom="0cm" style:page-number="auto" fo:background-color="transparent">
        <style:background-image/>
      </style:paragraph-properties>
      <style:text-properties style:font-name="Arial1" fo:font-size="14pt" style:font-name-asian="Arial1" style:font-size-asian="14pt" style:font-name-complex="Arial1" style:font-size-complex="14pt"/>
    </style:style>
    <style:style style:name="block-code" style:family="paragraph" style:parent-style-name="Standard">
      <style:paragraph-properties fo:margin-top="0cm" fo:margin-bottom="0.25cm" style:line-height-at-least="0.388cm" fo:keep-together="always" fo:keep-with-next="always"/>
      <style:text-properties style:font-name="Arial" fo:font-size="14pt" fo:language="de" fo:country="DE" style:font-name-asian="Arial" style:font-size-asian="14pt" style:font-name-complex="Arial" style:font-size-complex="14pt"/>
    </style:style>
    <style:style style:name="block-def" style:family="paragraph" style:parent-style-name="Standard">
      <style:paragraph-properties fo:margin-top="0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9pt"/>
    </style:style>
    <style:style style:name="block-list-text" style:family="paragraph" style:parent-style-name="block-text" style:list-style-name="loweralpha">
      <style:paragraph-properties fo:margin-top="0cm" fo:margin-bottom="0cm"/>
    </style:style>
    <style:style style:name="block-list-text1" style:family="paragraph" style:parent-style-name="block-text" style:list-style-name="loweralpha">
      <style:paragraph-properties fo:margin-top="0.101cm" fo:margin-bottom="0cm"/>
    </style:style>
    <style:style style:name="block-note1" style:family="paragraph" style:parent-style-name="block-text">
      <style:paragraph-properties fo:margin-left="1.101cm" fo:margin-right="0cm" fo:margin-top="0.42cm" fo:margin-bottom="0cm" fo:text-indent="-1.101cm" style:auto-text-indent="false">
        <style:tab-stops/>
      </style:paragraph-properties>
    </style:style>
    <style:style style:name="block-note1-last" style:family="paragraph" style:parent-style-name="block-note1">
      <style:paragraph-properties fo:keep-with-next="auto"/>
    </style:style>
    <style:style style:name="block-note2" style:family="paragraph" style:parent-style-name="block-note1">
      <style:paragraph-properties fo:margin-left="1.101cm" fo:margin-right="0cm" fo:keep-together="always" fo:text-indent="0cm" style:auto-text-indent="false"/>
    </style:style>
    <style:style style:name="block-note2-last" style:family="paragraph" style:parent-style-name="block-note2">
      <style:paragraph-properties fo:margin-left="1.101cm" fo:margin-right="0cm" fo:text-indent="0cm" style:auto-text-indent="false" fo:keep-with-next="auto"/>
    </style:style>
    <style:style style:name="block-terms-list" style:family="paragraph" style:parent-style-name="block-terms2" style:list-style-name="list1"/>
    <style:style style:name="block-terms1" style:family="paragraph" style:parent-style-name="Standard">
      <style:paragraph-properties fo:margin-left="1.349cm" fo:margin-right="0cm" fo:margin-top="0.199cm" fo:margin-bottom="0cm" fo:line-height="0.388cm" fo:keep-together="always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block-terms1-last" style:family="paragraph" style:parent-style-name="block-terms1">
      <style:paragraph-properties fo:keep-together="auto">
        <style:tab-stops/>
      </style:paragraph-properties>
    </style:style>
    <style:style style:name="block-terms2" style:family="paragraph" style:parent-style-name="block-terms1">
      <style:paragraph-properties fo:margin-left="1.349cm" fo:margin-right="0cm" fo:margin-top="0cm" fo:margin-bottom="0cm" fo:text-indent="-0.25cm" style:auto-text-indent="false">
        <style:tab-stops/>
      </style:paragraph-properties>
    </style:style>
    <style:style style:name="block-terms2-last" style:family="paragraph" style:parent-style-name="block-terms2">
      <style:paragraph-properties fo:keep-together="auto">
        <style:tab-stops/>
      </style:paragraph-properties>
    </style:style>
    <style:style style:name="block-text" style:family="paragraph" style:parent-style-name="Standard">
      <style:paragraph-properties fo:margin-left="0cm" fo:margin-right="0cm" fo:margin-top="0.18cm" fo:margin-bottom="0.101cm" fo:line-height="0.388cm" fo:text-align="justify" style:justify-single-word="false" fo:keep-together="always" fo:text-indent="0cm" style:auto-text-indent="false" fo:keep-with-next="always"/>
      <style:text-properties fo:font-size="10pt" fo:language="de" fo:country="DE" style:font-size-asian="10pt" style:font-size-complex="10pt"/>
    </style:style>
    <style:style style:name="block-text-last" style:family="paragraph" style:parent-style-name="block-text">
      <style:paragraph-properties fo:keep-with-next="auto"/>
    </style:style>
    <style:style style:name="cat-def" style:family="paragraph" style:parent-style-name="Standard">
      <style:paragraph-properties fo:margin-left="1.75cm" fo:margin-right="0cm" fo:margin-top="0.139cm" fo:margin-bottom="0cm" fo:line-height="0.318cm" fo:text-align="justify" style:justify-single-word="false" fo:keep-together="always" fo:text-indent="0cm" style:auto-text-indent="false" fo:keep-with-next="always"/>
      <style:text-properties fo:font-size="9pt" fo:language="de" fo:country="DE" style:font-size-asian="9pt" style:font-size-complex="9pt"/>
    </style:style>
    <style:style style:name="cat-def-last" style:family="paragraph" style:parent-style-name="cat-def">
      <style:paragraph-properties fo:keep-with-next="auto"/>
    </style:style>
    <style:style style:name="cat-list1" style:family="paragraph" style:parent-style-name="Standard">
      <style:paragraph-properties fo:margin-left="0cm" fo:margin-right="0cm" fo:line-height="0.388cm" fo:keep-together="always" fo:text-indent="-0.25cm" style:auto-text-indent="false" fo:keep-with-next="always">
        <style:tab-stops>
          <style:tab-stop style:position="0.014cm"/>
        </style:tab-stops>
      </style:paragraph-properties>
      <style:text-properties fo:font-size="10pt" fo:language="de" fo:country="DE" style:font-size-asian="10pt" style:font-size-complex="10pt"/>
    </style:style>
    <style:style style:name="cat-pref-text1" style:family="paragraph" style:parent-style-name="Standard">
      <style:paragraph-properties fo:margin-left="2.85cm" fo:margin-right="0cm" fo:margin-top="0.139cm" fo:margin-bottom="0cm" fo:line-height="0.388cm" fo:text-align="justify" style:justify-single-word="false" fo:keep-together="always" fo:text-indent="-1.101cm" style:auto-text-indent="false" fo:keep-with-next="always">
        <style:tab-stops>
          <style:tab-stop style:position="0cm"/>
        </style:tab-stops>
      </style:paragraph-properties>
      <style:text-properties fo:font-size="10pt"/>
    </style:style>
    <style:style style:name="cat-pref-text1-last" style:family="paragraph" style:parent-style-name="cat-pref-text1">
      <style:paragraph-properties fo:keep-with-next="auto"/>
    </style:style>
    <style:style style:name="cat-pref-text2" style:family="paragraph" style:parent-style-name="cat-pref-text1">
      <style:paragraph-properties fo:margin-left="2.85cm" fo:margin-right="0cm" fo:text-indent="0cm" style:auto-text-indent="false"/>
    </style:style>
    <style:style style:name="cat-pref-text2-last" style:family="paragraph" style:parent-style-name="cat-pref-text2">
      <style:paragraph-properties fo:keep-with-next="auto"/>
    </style:style>
    <style:style style:name="cat-first-pref-text1" style:family="paragraph" style:parent-style-name="cat-pref-text1">
      <style:paragraph-properties fo:margin-top="0cm" fo:margin-bottom="0cm"/>
    </style:style>
    <style:style style:name="cat-first-pref-text1-last" style:family="paragraph" style:parent-style-name="cat-pref-text1-last">
      <style:paragraph-properties fo:margin-top="0cm" fo:margin-bottom="0cm"/>
    </style:style>
    <style:style style:name="cat-terms-list" style:family="paragraph" style:parent-style-name="cat-terms2" style:list-style-name="list1">
      <style:paragraph-properties fo:margin-left="2.85cm" fo:margin-right="0cm" fo:margin-top="0cm" fo:margin-bottom="0cm" fo:line-height="0.388cm" fo:keep-together="always" fo:text-indent="-0.25cm" style:auto-text-indent="false" fo:keep-with-next="always"/>
    </style:style>
    <style:style style:name="cat-terms-list1" style:family="paragraph" style:parent-style-name="cat-terms1" style:list-style-name="list1"/>
    <style:style style:name="cat-terms1" style:family="paragraph" style:parent-style-name="Standard">
      <style:paragraph-properties fo:margin-left="3.099cm" fo:margin-right="0cm" fo:margin-top="0.139cm" fo:margin-bottom="0cm" fo:line-height="0.388cm" fo:keep-together="always" fo:text-indent="-1.349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1-tab" style:family="paragraph" style:parent-style-name="cat-terms1">
      <style:paragraph-properties fo:margin-left="3.099cm" fo:margin-right="0.199cm" fo:margin-top="0cm" fo:margin-bottom="0cm" fo:text-indent="-1.349cm" style:auto-text-indent="false" fo:keep-with-next="auto"/>
    </style:style>
    <style:style style:name="cat-terms1-last" style:family="paragraph" style:parent-style-name="cat-terms1">
      <style:paragraph-properties fo:keep-with-next="auto"/>
    </style:style>
    <style:style style:name="cat-first-terms1" style:family="paragraph" style:parent-style-name="cat-terms1">
      <style:paragraph-properties fo:margin-top="0cm" fo:margin-bottom="0cm"/>
    </style:style>
    <style:style style:name="cat-first-terms1-last" style:family="paragraph" style:parent-style-name="cat-terms1-last">
      <style:paragraph-properties fo:margin-top="0cm" fo:margin-bottom="0cm"/>
    </style:style>
    <style:style style:name="cat-terms2" style:family="paragraph" style:parent-style-name="Standard">
      <style:paragraph-properties fo:margin-left="3.099cm" fo:margin-right="0cm" fo:margin-top="0cm" fo:margin-bottom="0cm" fo:line-height="0.388cm" fo:keep-together="always" fo:text-indent="-0.25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2-tab" style:family="paragraph" style:parent-style-name="cat-terms2">
      <style:paragraph-properties fo:margin-left="3.099cm" fo:margin-right="0.199cm" fo:text-indent="-0.25cm" style:auto-text-indent="false" fo:keep-with-next="auto"/>
    </style:style>
    <style:style style:name="cat-terms2-last" style:family="paragraph" style:parent-style-name="cat-terms2">
      <style:paragraph-properties fo:keep-with-next="auto"/>
    </style:style>
    <style:style style:name="cat-terms-tab" style:family="paragraph" style:parent-style-name="cat-terms2">
      <style:paragraph-properties fo:margin-left="3.099cm" fo:margin-right="0.199cm" fo:text-indent="-0.25cm" style:auto-text-indent="false">
        <style:tab-stops>
          <style:tab-stop style:position="-0.249cm"/>
        </style:tab-stops>
      </style:paragraph-properties>
    </style:style>
    <style:style style:name="cat-termsX" style:family="paragraph" style:parent-style-name="cat-terms1">
      <style:paragraph-properties fo:margin-left="3.099cm" fo:margin-right="0cm" fo:margin-top="0cm" fo:margin-bottom="0cm" fo:text-indent="-0.25cm" style:auto-text-indent="false">
        <style:tab-stops/>
      </style:paragraph-properties>
    </style:style>
    <style:style style:name="cat-text" style:family="paragraph" style:parent-style-name="Standard">
      <style:paragraph-properties fo:margin-left="1.75cm" fo:margin-right="0cm" fo:margin-top="0.141cm" fo:margin-bottom="0cm" fo:line-height="0.388cm" fo:text-align="justify" style:justify-single-word="false" fo:keep-together="always" fo:text-indent="0cm" style:auto-text-indent="false" fo:background-color="transparent" style:shadow="none" fo:keep-with-next="always">
        <style:tab-stops/>
        <style:background-image/>
      </style:paragraph-properties>
      <style:text-properties fo:font-size="10pt" fo:language="de" fo:country="DE" style:font-size-asian="10pt" style:font-size-complex="10pt"/>
    </style:style>
    <style:style style:name="cat-first-text" style:family="paragraph" style:parent-style-name="cat-text">
      <style:paragraph-properties fo:margin-top="0cm" fo:margin-bottom="0cm"/>
    </style:style>
    <style:style style:name="cat-text-last" style:family="paragraph" style:parent-style-name="cat-text">
      <style:paragraph-properties fo:keep-with-next="auto"/>
    </style:style>
    <style:style style:name="cat-first-text-last" style:family="paragraph" style:parent-style-name="cat-text-last">
      <style:paragraph-properties fo:margin-top="0cm" fo:margin-bottom="0cm"/>
    </style:style>
    <style:style style:name="cat-textneu" style:family="paragraph" style:parent-style-name="Standard">
      <style:paragraph-properties fo:margin-left="1.75cm" fo:margin-right="0cm" fo:line-height="0.388cm" fo:text-align="justify" style:justify-single-word="false" fo:keep-together="always" fo:text-indent="0cm" style:auto-text-indent="false"/>
      <style:text-properties fo:font-size="10pt" fo:language="de" fo:country="DE" style:font-size-asian="10pt" style:font-size-complex="10pt"/>
    </style:style>
    <style:style style:name="cat3" style:family="paragraph">
      <style:paragraph-properties fo:margin-left="1.75cm" fo:margin-right="0cm" fo:margin-top="0.423cm" fo:margin-bottom="0cm" style:line-height-at-least="0.388cm" fo:keep-together="always" fo:text-indent="-1.75cm" style:auto-text-indent="false" fo:keep-with-next="always">
        <style:tab-stops>
          <style:tab-stop style:position="0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cat3-solo" style:family="paragraph" style:parent-style-name="cat3">
      <style:paragraph-properties fo:keep-with-next="auto"/>
    </style:style>
    <style:style style:name="cat4" style:family="paragraph">
      <style:paragraph-properties fo:margin-left="1.75cm" fo:margin-right="0cm" fo:margin-top="0.139cm" fo:margin-bottom="0cm" style:line-height-at-least="0.388cm" fo:keep-together="always" fo:text-indent="-1.75cm" style:auto-text-indent="false" fo:keep-with-next="always">
        <style:tab-stops/>
      </style:paragraph-properties>
      <style:text-properties style:font-name="Arial" fo:font-size="10pt" fo:language="de" fo:country="DE" fo:font-weight="bold" style:font-name-asian="Arial" style:font-size-asian="10pt" style:font-weight-asian="bold" style:font-name-complex="Arial" style:font-size-complex="10pt" style:font-weight-complex="bold"/>
    </style:style>
    <style:style style:name="cat4-incl" style:family="paragraph" style:parent-style-name="Standard">
      <style:paragraph-properties fo:margin-left="2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cat4-incl-tab" style:family="paragraph" style:parent-style-name="cat4-incl">
      <style:paragraph-properties fo:margin-left="2cm" fo:margin-right="0.199cm" fo:line-height="0.388cm" fo:keep-together="always" fo:text-indent="-0.25cm" style:auto-text-indent="false" fo:keep-with-next="always"/>
    </style:style>
    <style:style style:name="cat4-incl1" style:family="paragraph" style:parent-style-name="cat4-incl">
      <style:paragraph-properties fo:margin-left="2cm" fo:margin-right="0cm" fo:margin-top="0.139cm" fo:margin-bottom="0cm" fo:line-height="0.388cm" fo:keep-together="always" fo:text-indent="-0.25cm" style:auto-text-indent="false" fo:keep-with-next="always">
        <style:tab-stops/>
      </style:paragraph-properties>
    </style:style>
    <style:style style:name="cat4-incl1-last" style:family="paragraph" style:parent-style-name="cat4-incl1">
      <style:paragraph-properties fo:keep-with-next="auto"/>
    </style:style>
    <style:style style:name="cat4-incl-last" style:family="paragraph" style:parent-style-name="cat4-incl">
      <style:paragraph-properties fo:keep-with-next="auto"/>
    </style:style>
    <style:style style:name="cat4-incl-list" style:family="paragraph" style:list-style-name="list1"/>
    <style:style style:name="cat4-first-incl1" style:family="paragraph" style:parent-style-name="cat4-incl1">
      <style:paragraph-properties fo:margin-top="0cm" fo:margin-bottom="0cm"/>
    </style:style>
    <style:style style:name="cat4-first-incl1-last" style:family="paragraph" style:parent-style-name="cat4-incl1-last">
      <style:paragraph-properties fo:margin-top="0cm" fo:margin-bottom="0cm"/>
    </style:style>
    <style:style style:name="cat4-solo" style:family="paragraph" style:parent-style-name="cat4">
      <style:paragraph-properties fo:keep-with-next="auto"/>
    </style:style>
    <style:style style:name="endOfCode" style:family="paragraph" style:parent-style-name="cat4"/>
    <style:style style:name="cat5" style:family="paragraph" style:parent-style-name="Heading_20_7">
      <style:paragraph-properties fo:margin-left="1.75cm" fo:margin-right="0cm" fo:margin-top="0.199cm" fo:margin-bottom="0cm" style:line-height-at-least="0.388cm" fo:keep-together="always" fo:text-indent="-1.75cm" style:auto-text-indent="false">
        <style:tab-stops>
          <style:tab-stop style:position="0cm"/>
        </style:tab-stops>
      </style:paragraph-properties>
      <style:text-properties style:font-name="Arial" fo:font-size="10pt" fo:language="de" fo:country="DE" style:font-name-asian="Arial" style:font-size-asian="10pt" style:font-name-complex="Arial" style:font-size-complex="10pt"/>
    </style:style>
    <style:style style:name="cat5-solo" style:family="paragraph" style:parent-style-name="cat5">
      <style:paragraph-properties fo:keep-with-next="auto"/>
    </style:style>
    <style:style style:name="cell-GVHD" style:family="paragraph" style:parent-style-name="Standard">
      <style:paragraph-properties fo:margin-left="0.25cm" fo:margin-right="0.25cm" fo:margin-top="0.21cm" fo:margin-bottom="0.21cm" fo:text-align="center" style:justify-single-word="false" fo:text-indent="0cm" style:auto-text-indent="false"/>
      <style:text-properties fo:font-size="10pt"/>
    </style:style>
    <style:style style:name="chpt-code" style:family="paragraph" style:parent-style-name="Standard">
      <style:paragraph-properties fo:margin-top="0cm" fo:margin-bottom="0.711cm" style:line-height-at-least="0.388cm" fo:background-color="transparent" style:shadow="none" fo:keep-with-next="always">
        <style:tab-stops/>
        <style:background-image/>
      </style:paragraph-properties>
      <style:text-properties style:font-name="Arial" fo:font-size="18pt" fo:language="de" fo:country="DE" fo:font-weight="bold" style:font-name-asian="Arial" style:font-size-asian="18pt" style:font-weight-asian="bold" style:font-name-complex="Arial" style:font-size-complex="18pt" style:font-weight-complex="bold"/>
    </style:style>
    <style:style style:name="chpt-cont" style:family="paragraph" style:parent-style-name="Standard">
      <style:paragraph-properties fo:margin-top="0.42cm" fo:margin-bottom="0.139cm" fo:line-height="0.388cm" fo:keep-with-next="always"/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chpt-cont2" style:family="paragraph" style:parent-style-name="Standard">
      <style:paragraph-properties fo:margin-left="1.75cm" fo:margin-right="0cm" fo:margin-top="0cm" fo:margin-bottom="0cm" fo:line-height="0.388cm" fo:text-indent="-1.75cm" style:auto-text-indent="false" fo:keep-with-next="auto">
        <style:tab-stops/>
      </style:paragraph-properties>
      <style:text-properties fo:font-size="10pt" fo:language="de" fo:country="DE" style:font-size-asian="10pt" style:font-size-complex="10pt"/>
    </style:style>
    <style:style style:name="chpt-cont2-l2" style:family="paragraph" style:parent-style-name="chpt-cont2">
      <style:paragraph-properties fo:margin-left="3.5cm" fo:margin-right="0cm" fo:margin-top="0cm" fo:margin-bottom="0cm" fo:line-height="0.388cm" fo:text-indent="-1.75cm" style:auto-text-indent="false">
        <style:tab-stops/>
      </style:paragraph-properties>
    </style:style>
    <style:style style:name="chpt-cont2-l3" style:family="paragraph" style:parent-style-name="chpt-cont2">
      <style:paragraph-properties fo:margin-left="5.249cm" fo:margin-right="0cm" fo:margin-top="0cm" fo:margin-bottom="0cm" fo:line-height="0.388cm" fo:text-indent="-1.75cm" style:auto-text-indent="false">
        <style:tab-stops/>
      </style:paragraph-properties>
    </style:style>
    <style:style style:name="chpt-cont2-l4" style:family="paragraph" style:parent-style-name="chpt-cont2">
      <style:paragraph-properties fo:margin-left="7.001cm" fo:margin-right="0cm" fo:margin-top="0cm" fo:margin-bottom="0cm" fo:line-height="0.388cm" fo:text-indent="-1.75cm" style:auto-text-indent="false">
        <style:tab-stops/>
      </style:paragraph-properties>
    </style:style>
    <style:style style:name="chpt-def" style:family="paragraph" style:paren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>
        <style:tab-stops>
          <style:tab-stop style:position="0cm"/>
        </style:tab-stops>
      </style:paragraph-properties>
      <style:text-properties fo:font-size="10pt" fo:language="de" fo:country="DE" style:font-size-asian="10pt" style:font-size-complex="9pt"/>
    </style:style>
    <style:style style:name="chpt-def-last" style:family="paragraph" style:parent-style-name="chpt-def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chpt-no" style:family="paragraph" style:parent-style-name="chpt-pref" style:master-page-name="">
      <style:paragraph-properties fo:margin-top="1cm" fo:margin-bottom="0cm" style:page-number="auto" fo:keep-with-next="always"/>
    </style:style>
    <style:style style:name="chpt-no-1" style:family="paragraph" style:parent-style-name="chpt-pref-changes" style:master-page-name="First_20_Page">
      <style:paragraph-properties fo:margin-top="1cm" fo:margin-bottom="0cm" style:page-number="auto" fo:keep-with-next="always"/>
    </style:style>
    <style:style style:name="chpt-pref-changes" style:family="paragraph" style:master-page-name="">
      <style:paragraph-properties fo:hyphenation-ladder-count="no-limit" style:page-number="auto" fo:keep-with-next="always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chpt-pref-text1" style:family="paragraph" style:parent-style-name="chpt-text">
      <style:paragraph-properties fo:margin-left="1.101cm" fo:margin-right="0cm" fo:text-indent="-1.101cm" style:auto-text-indent="false">
        <style:tab-stops/>
      </style:paragraph-properties>
    </style:style>
    <style:style style:name="chpt-pref-text1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pref-text2" style:family="paragraph">
      <style:paragraph-properties fo:margin-left="1.101cm" fo:margin-right="0cm" fo:text-indent="0cm" style:auto-text-indent="false">
        <style:tab-stops/>
      </style:paragraph-properties>
    </style:style>
    <style:style style:name="chpt-pref-text2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terms-list" style:family="paragraph" style:parent-style-name="chpt-terms2" style:list-style-name="list1"/>
    <style:style style:name="chpt-terms1" style:family="paragraph" style:parent-style-name="Standard">
      <style:paragraph-properties fo:margin-left="1.349cm" fo:margin-right="0cm" fo:margin-top="0.139cm" fo:margin-bottom="0cm" fo:line-height="0.388cm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chpt-terms1-last" style:family="paragraph" style:parent-style-name="chpt-terms1">
      <style:paragraph-properties fo:margin-left="1.349cm" fo:margin-right="0cm" fo:margin-top="0cm" fo:margin-bottom="0cm" fo:text-indent="-0.25cm" style:auto-text-indent="false" fo:keep-with-next="auto"/>
    </style:style>
    <style:style style:name="chpt-terms2" style:family="paragraph" style:parent-style-name="chpt-terms1">
      <style:paragraph-properties fo:margin-left="1.349cm" fo:margin-right="0cm" fo:margin-top="0cm" fo:margin-bottom="0cm" fo:text-indent="-0.25cm" style:auto-text-indent="false" fo:keep-with-next="always"/>
    </style:style>
    <style:style style:name="chpt-terms2-last" style:family="paragraph" style:parent-style-name="chpt-terms2">
      <style:paragraph-properties fo:margin-left="1.349cm" fo:margin-right="0cm" fo:margin-top="0cm" fo:margin-bottom="0cm" fo:text-indent="-0.25cm" style:auto-text-indent="false" fo:keep-with-next="auto"/>
    </style:style>
    <style:style style:name="chpt-text" style:family="paragraph" style:parent-style-name="Standard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chpt-text-last" style:family="paragraph" style:parent-style-name="chpt-text" style:nex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headingIntro" style:family="paragraph" style:master-page-name="">
      <style:paragraph-properties fo:margin-left="0.499cm" fo:margin-right="0cm" fo:margin-top="0.711cm" fo:margin-bottom="0cm" fo:text-indent="-0.499cm" style:auto-text-indent="false" style:page-number="auto" fo:keep-with-next="always">
        <style:tab-stops>
          <style:tab-stop style:position="0.499cm"/>
        </style:tab-stops>
      </style:paragraph-properties>
      <style:text-properties style:font-name="Arial1" fo:font-size="14pt" fo:font-weight="normal"/>
    </style:style>
    <style:style style:name="head-ital-14" style:family="paragraph" style:parent-style-name="headingIntro">
      <style:text-properties style:font-name="Arial2" fo:font-size="14pt" fo:font-style="italic" fo:font-weight="normal"/>
    </style:style>
    <style:style style:name="chpt-cont2-first" style:family="paragraph" style:parent-style-name="chpt-cont2">
      <style:paragraph-properties fo:margin-top="0.42cm" fo:margin-bottom="0cm"/>
    </style:style>
    <style:style style:name="chpt-spec1" style:family="paragraph" style:parent-style-name="chpt-cont2-first" style:master-page-name="">
      <style:paragraph-properties fo:margin-left="0.529cm" fo:margin-right="0cm" fo:text-indent="-0.529cm" style:auto-text-indent="false" style:page-number="auto" fo:keep-with-next="always">
        <style:tab-stops/>
      </style:paragraph-properties>
    </style:style>
    <style:style style:name="chpt-spec3" style:family="paragraph" style:parent-style-name="chpt-spec1" style:master-page-name="">
      <style:paragraph-properties fo:margin-left="0.529cm" fo:margin-right="0cm" fo:margin-top="0cm" fo:margin-bottom="0cm" fo:text-indent="0cm" style:auto-text-indent="false" style:page-number="auto">
        <style:tab-stops/>
      </style:paragraph-properties>
    </style:style>
    <style:style style:name="chpt-spec4" style:family="paragraph" style:parent-style-name="chpt-spec3" style:master-page-name="">
      <style:paragraph-properties fo:margin-top="0.18cm" fo:margin-bottom="0cm" style:page-number="auto"/>
    </style:style>
    <style:style style:name="chpt-spec3-last" style:family="paragraph" style:parent-style-name="chpt-spec3" style:master-page-name="">
      <style:paragraph-properties style:page-number="auto" fo:keep-with-next="auto"/>
    </style:style>
    <style:style style:name="chpt-spec1-last" style:family="paragraph" style:parent-style-name="chpt-spec1" style:master-page-name="">
      <style:paragraph-properties fo:keep-together="always" style:page-number="auto" fo:keep-with-next="auto"/>
    </style:style>
    <style:style style:name="chpt-spec4-last" style:family="paragraph" style:parent-style-name="chpt-spec4" style:master-page-name="">
      <style:paragraph-properties fo:keep-together="always" style:page-number="auto" fo:keep-with-next="auto"/>
    </style:style>
    <style:style style:name="chpt-spec-terms1" style:family="paragraph" style:parent-style-name="block-terms1" style:master-page-name="">
      <style:paragraph-properties fo:margin-left="1.88cm" fo:margin-right="0cm" fo:text-indent="-1.349cm" style:auto-text-indent="false" style:page-number="auto">
        <style:tab-stops>
          <style:tab-stop style:position="-0.25cm"/>
        </style:tab-stops>
      </style:paragraph-properties>
    </style:style>
    <style:style style:name="chpt-spec-terms2" style:family="paragraph" style:parent-style-name="block-terms2" style:master-page-name="">
      <style:paragraph-properties fo:margin-left="1.88cm" fo:margin-right="0cm" fo:text-indent="-0.25cm" style:auto-text-indent="false" style:page-number="auto">
        <style:tab-stops/>
      </style:paragraph-properties>
    </style:style>
    <style:style style:name="chpt-spec-terms2-last" style:family="paragraph" style:parent-style-name="chpt-spec-terms2" style:master-page-name="">
      <style:paragraph-properties style:page-number="auto" fo:keep-with-next="auto"/>
    </style:style>
    <style:style style:name="chpt-spec3-tab" style:family="paragraph" style:parent-style-name="chpt-spec3" style:master-page-name="">
      <style:paragraph-properties fo:margin-left="0.78cm" fo:margin-right="0.199cm" fo:text-indent="-0.25cm" style:auto-text-indent="false" style:page-number="auto">
        <style:tab-stops/>
      </style:paragraph-properties>
    </style:style>
    <style:style style:name="chpt-spec-terms1-last" style:family="paragraph" style:parent-style-name="chpt-spec-terms1" style:master-page-name="">
      <style:paragraph-properties style:page-number="auto" fo:keep-with-next="auto"/>
    </style:style>
    <style:style style:name="chpt-spec2" style:family="paragraph" style:parent-style-name="chpt-spec1" style:master-page-name="">
      <style:paragraph-properties fo:margin-left="0.529cm" fo:margin-right="0cm" fo:margin-top="0.18cm" fo:margin-bottom="0cm" fo:keep-together="always" fo:text-indent="0cm" style:auto-text-indent="false" style:page-number="auto"/>
    </style:style>
    <style:style style:name="chpt-spec2-last" style:family="paragraph" style:parent-style-name="chpt-spec2" style:master-page-name="">
      <style:paragraph-properties fo:keep-together="always" style:page-number="auto" fo:keep-with-next="auto"/>
    </style:style>
    <style:style style:name="LAHS" style:family="paragraph" style:master-page-name="">
      <style:paragraph-properties fo:margin-left="2.251cm" fo:margin-right="0cm" fo:margin-top="0.18cm" fo:margin-bottom="0cm" fo:text-indent="0cm" style:auto-text-indent="false" style:page-number="auto"/>
      <style:text-properties style:font-name="Courier New" fo:font-size="10pt"/>
    </style:style>
    <style:style style:name="Litem" style:family="paragraph">
      <style:paragraph-properties fo:margin-left="3.099cm" fo:margin-right="0cm" fo:line-height="0.388cm" fo:text-align="start" style:justify-single-word="false" fo:keep-together="always" fo:hyphenation-ladder-count="255" fo:text-indent="-0.25cm" style:auto-text-indent="false" style:text-autospace="none" style:vertical-align="auto">
        <style:tab-stops/>
      </style:paragraph-properties>
      <style:text-properties fo:font-size="10pt" fo:language="pt" fo:country="BR" style:font-size-asian="10pt" style:language-asian="de" style:country-asian="DE" style:font-size-complex="10pt" fo:hyphenate="true" fo:hyphenation-remain-char-count="0" fo:hyphenation-push-char-count="0"/>
    </style:style>
    <style:style style:name="mod-block" style:family="paragraph" style:parent-style-name="Standard">
      <style:paragraph-properties fo:margin-top="0.212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10pt"/>
    </style:style>
    <style:style style:name="mod-class-block" style:family="paragraph" style:parent-style-name="Standard">
      <style:paragraph-properties fo:margin-left="0.75cm" fo:margin-right="0cm" fo:margin-top="0.17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mod-class-block-5" style:family="paragraph" style:parent-style-name="Standard">
      <style:paragraph-properties fo:margin-left="0.75cm" fo:margin-right="0cm" fo:margin-top="0.10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mod-class-block-excl2" style:family="paragraph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mod-class-block-incl" style:family="paragraph" style:parent-style-name="Standard">
      <style:paragraph-properties fo:margin-left="1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mod-class-def" style:family="paragraph" style:parent-style-name="cat-def">
      <style:paragraph-properties fo:margin-left="0.75cm" fo:margin-right="0cm" fo:text-indent="0cm" style:auto-text-indent="false"/>
    </style:style>
    <style:style style:name="mod-class-def-last" style:family="paragraph" style:parent-style-name="mod-class-def">
      <style:paragraph-properties fo:keep-with-next="auto"/>
    </style:style>
    <style:style style:name="mod-class-first-def" style:family="paragraph" style:parent-style-name="mod-class-def" style:master-page-name="">
      <style:paragraph-properties fo:margin-top="0cm" fo:margin-bottom="0cm" style:page-number="auto"/>
    </style:style>
    <style:style style:name="mod-class-first-def-last" style:family="paragraph" style:parent-style-name="mod-class-def-last">
      <style:paragraph-properties fo:margin-top="0cm" fo:margin-bottom="0cm"/>
    </style:style>
    <style:style style:name="mod-class-pref-text1" style:family="paragraph" style:parent-style-name="cat-pref-text1">
      <style:paragraph-properties fo:margin-left="1.85cm" fo:margin-right="0cm" fo:margin-top="0.139cm" fo:margin-bottom="0cm" fo:line-height="0.388cm" fo:text-align="justify" style:justify-single-word="false" fo:keep-together="always" fo:text-indent="-1.101cm" style:auto-text-indent="false">
        <style:tab-stops>
          <style:tab-stop style:position="0cm"/>
        </style:tab-stops>
      </style:paragraph-properties>
      <style:text-properties fo:font-size="10pt"/>
    </style:style>
    <style:style style:name="mod-class-pref-text1-last" style:family="paragraph" style:parent-style-name="mod-class-pref-text1">
      <style:paragraph-properties fo:keep-with-next="auto"/>
    </style:style>
    <style:style style:name="mod-class-pref-text2" style:family="paragraph">
      <style:paragraph-properties fo:margin-left="1.85cm" fo:margin-right="0cm" fo:text-indent="0cm" style:auto-text-indent="false"/>
    </style:style>
    <style:style style:name="mod-class-pref-text2-last" style:family="paragraph" style:parent-style-name="mod-class-pref-text2">
      <style:paragraph-properties fo:keep-with-next="auto"/>
    </style:style>
    <style:style style:name="mod-class-first-pref-text1" style:family="paragraph" style:parent-style-name="mod-class-pref-text1">
      <style:paragraph-properties fo:margin-top="0cm" fo:margin-bottom="0cm"/>
    </style:style>
    <style:style style:name="mod-class-first-pref-text1-last" style:family="paragraph" style:parent-style-name="mod-class-first-pref-text1" style:master-page-name="">
      <style:paragraph-properties style:page-number="auto" fo:keep-with-next="auto"/>
    </style:style>
    <style:style style:name="mod-class-terms-list1" style:family="paragraph" style:parent-style-name="mod-class-terms2" style:list-style-name="list1" style:master-page-name="">
      <style:paragraph-properties fo:margin-left="2.101cm" fo:margin-right="0cm" fo:margin-top="0.139cm" fo:margin-bottom="0cm" fo:text-indent="-1.349cm" style:auto-text-indent="false" style:page-number="auto">
        <style:tab-stops>
          <style:tab-stop style:position="-0.25cm"/>
        </style:tab-stops>
      </style:paragraph-properties>
      <style:text-properties fo:font-size="10pt"/>
    </style:style>
    <style:style style:name="mod-class-terms-list1-last" style:family="paragraph" style:parent-style-name="mod-class-terms-list1" style:master-page-name="">
      <style:paragraph-properties style:page-number="auto" fo:keep-with-next="auto"/>
    </style:style>
    <style:style style:name="mod-class-terms-list2" style:family="paragraph" style:parent-style-name="mod-class-terms-list1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</style:style>
    <style:style style:name="mod-class-terms-list2-last" style:family="paragraph" style:parent-style-name="mod-class-terms-list2" style:master-page-name="">
      <style:paragraph-properties style:page-number="auto" fo:keep-with-next="auto"/>
    </style:style>
    <style:style style:name="mod-class-terms1" style:family="paragraph" style:parent-style-name="cat-terms1">
      <style:paragraph-properties fo:margin-left="2.099cm" fo:margin-right="0cm" fo:text-indent="-1.349cm" style:auto-text-indent="false" fo:keep-with-next="always"/>
    </style:style>
    <style:style style:name="mod-class-terms1-last" style:family="paragraph" style:parent-style-name="mod-class-terms1">
      <style:paragraph-properties fo:keep-with-next="auto"/>
    </style:style>
    <style:style style:name="mod-class-terms2" style:family="paragraph" style:parent-style-name="mod-class-terms1">
      <style:paragraph-properties fo:margin-left="2.101cm" fo:margin-right="0cm" fo:margin-top="0cm" fo:margin-bottom="0cm" fo:keep-together="always" fo:text-indent="-0.25cm" style:auto-text-indent="false" fo:keep-with-next="always">
        <style:tab-stops/>
      </style:paragraph-properties>
    </style:style>
    <style:style style:name="mod-class-terms2-last" style:family="paragraph" style:parent-style-name="mod-class-terms2">
      <style:paragraph-properties fo:keep-with-next="auto"/>
    </style:style>
    <style:style style:name="mod-class-first-terms1" style:family="paragraph" style:parent-style-name="mod-class-terms1" style:master-page-name="">
      <style:paragraph-properties fo:margin-top="0cm" fo:margin-bottom="0cm" style:page-number="auto"/>
    </style:style>
    <style:style style:name="mod-class-first-terms1-last" style:family="paragraph" style:parent-style-name="mod-class-first-terms1" style:master-page-name="">
      <style:paragraph-properties style:page-number="auto" fo:keep-with-next="auto"/>
    </style:style>
    <style:style style:name="mod-class-text" style:family="paragraph" style:parent-style-name="cat-text">
      <style:paragraph-properties fo:margin-left="0.75cm" fo:margin-right="0cm" fo:text-indent="0cm" style:auto-text-indent="false" fo:background-color="transparent">
        <style:tab-stops/>
        <style:background-image/>
      </style:paragraph-properties>
    </style:style>
    <style:style style:name="mod-class-text-last" style:family="paragraph" style:parent-style-name="mod-class-text">
      <style:paragraph-properties fo:keep-with-next="auto"/>
    </style:style>
    <style:style style:name="mod-class4" style:family="paragraph" style:parent-style-name="cat4">
      <style:paragraph-properties fo:margin-left="0.75cm" fo:margin-right="0cm" fo:text-indent="-0.75cm" style:auto-text-indent="false">
        <style:tab-stops/>
      </style:paragraph-properties>
      <style:text-properties style:font-name="Times New Roman1"/>
    </style:style>
    <style:style style:name="mod-class4-cat" style:family="paragraph" style:parent-style-name="mod-class5-cat" style:master-page-name="">
      <style:paragraph-properties style:page-number="auto"/>
      <style:text-properties fo:font-weight="bold"/>
    </style:style>
    <style:style style:name="mod-class4-cat-solo" style:family="paragraph" style:parent-style-name="mod-class4-cat" style:master-page-name="">
      <style:paragraph-properties style:page-number="auto" fo:keep-with-next="auto"/>
    </style:style>
    <style:style style:name="mod-class4-incl" style:family="paragraph" style:parent-style-name="cat4-incl">
      <style:paragraph-properties fo:margin-left="1cm" fo:margin-right="0cm" fo:text-indent="-0.25cm" style:auto-text-indent="false" fo:keep-with-next="always">
        <style:tab-stops/>
      </style:paragraph-properties>
    </style:style>
    <style:style style:name="mod-class4-incl-tab" style:family="paragraph" style:parent-style-name="mod-class4-incl">
      <style:paragraph-properties fo:margin-left="1cm" fo:margin-right="0.199cm" fo:margin-top="0cm" fo:margin-bottom="0cm" fo:text-indent="-0.25cm" style:auto-text-indent="false" fo:keep-with-next="always">
        <style:tab-stops/>
      </style:paragraph-properties>
    </style:style>
    <style:style style:name="mod-class4-incl1" style:family="paragraph" style:parent-style-name="mod-class4-incl">
      <style:paragraph-properties fo:margin-left="1cm" fo:margin-right="0cm" fo:margin-top="0.139cm" fo:margin-bottom="0cm" fo:text-indent="-0.25cm" style:auto-text-indent="false" fo:keep-with-next="always">
        <style:tab-stops/>
      </style:paragraph-properties>
    </style:style>
    <style:style style:name="mod-class4-incl1-last" style:family="paragraph" style:parent-style-name="mod-class4-incl1">
      <style:paragraph-properties fo:margin-left="1cm" fo:margin-right="0cm" fo:text-indent="-0.25cm" style:auto-text-indent="false" fo:keep-with-next="auto">
        <style:tab-stops/>
      </style:paragraph-properties>
    </style:style>
    <style:style style:name="mod-class4-incl-last" style:family="paragraph" style:parent-style-name="mod-class4-incl">
      <style:paragraph-properties fo:keep-with-next="auto"/>
    </style:style>
    <style:style style:name="mod-class4-incl-list" style:family="paragraph" style:list-style-name="list1"/>
    <style:style style:name="mod-class4-first-incl1" style:family="paragraph" style:parent-style-name="mod-class4-incl1">
      <style:paragraph-properties fo:margin-top="0cm" fo:margin-bottom="0cm"/>
    </style:style>
    <style:style style:name="mod-class4-first-incl1-last" style:family="paragraph" style:parent-style-name="mod-class4-incl1-last">
      <style:paragraph-properties fo:margin-top="0cm" fo:margin-bottom="0cm"/>
    </style:style>
    <style:style style:name="mod-class4-solo" style:family="paragraph" style:parent-style-name="mod-class4">
      <style:paragraph-properties fo:keep-with-next="auto"/>
    </style:style>
    <style:style style:name="mod-class5" style:family="paragraph" style:parent-style-name="Heading_20_7">
      <style:paragraph-properties fo:margin-left="0.75cm" fo:margin-right="0cm" fo:margin-top="0.24cm" fo:margin-bottom="0cm" fo:text-indent="-0.75cm" style:auto-text-indent="false">
        <style:tab-stops/>
      </style:paragraph-properties>
      <style:text-properties style:font-name="Times New Roman2" fo:font-size="10pt" fo:language="de" fo:country="DE" style:font-size-asian="10pt" style:font-size-complex="10pt"/>
    </style:style>
    <style:style style:name="mod-class5-solo" style:family="paragraph" style:parent-style-name="mod-class5">
      <style:paragraph-properties fo:keep-with-next="auto"/>
    </style:style>
    <style:style style:name="mod-class5-cat" style:family="paragraph">
      <style:paragraph-properties fo:margin-left="3.099cm" fo:margin-right="0cm" fo:margin-top="0.18cm" fo:margin-bottom="0cm" fo:line-height="0.349cm" fo:text-indent="-1.349cm" style:auto-text-indent="false">
        <style:tab-stops>
          <style:tab-stop style:position="-0.25cm"/>
        </style:tab-stops>
      </style:paragraph-properties>
      <style:text-properties fo:font-size="10pt"/>
    </style:style>
    <style:style style:name="mod-class5-cat-incl" style:family="paragraph" style:master-page-name="">
      <style:paragraph-properties fo:margin-left="3.099cm" fo:margin-right="0cm" fo:line-height="0.349cm" fo:keep-together="always" fo:text-indent="-0.25cm" style:auto-text-indent="false" style:page-number="auto" fo:keep-with-next="always">
        <style:tab-stops/>
      </style:paragraph-properties>
      <style:text-properties fo:font-size="10pt"/>
    </style:style>
    <style:style style:name="mod-class5-cat-incl-last" style:family="paragraph" style:parent-style-name="mod-class5-cat-incl">
      <style:paragraph-properties fo:keep-with-next="auto"/>
    </style:style>
    <style:style style:name="mod-class5-cat-incl-tab" style:family="paragraph" style:parent-style-name="mod-class5-cat-incl">
      <style:paragraph-properties fo:margin-left="3.099cm" fo:margin-right="0.199cm" fo:line-height="0.349cm" fo:text-indent="-0.25cm" style:auto-text-indent="false">
        <style:tab-stops/>
      </style:paragraph-properties>
      <style:text-properties fo:font-size="10pt"/>
    </style:style>
    <style:style style:name="tab-col1" style:family="paragraph" style:parent-style-name="Standard">
      <style:paragraph-properties fo:margin-left="0.25cm" fo:margin-right="0.199cm" fo:line-height="0.388cm" fo:keep-together="always" fo:text-indent="-0.25cm" style:auto-text-indent="false">
        <style:tab-stops/>
      </style:paragraph-properties>
      <style:text-properties fo:font-size="10pt" fo:language="de" fo:country="DE" style:font-size-asian="10pt" style:font-size-complex="10pt"/>
    </style:style>
    <style:style style:name="tab-col1-pref1" style:family="paragraph" style:parent-style-name="Standard">
      <style:paragraph-properties fo:margin-left="1.349cm" fo:margin-right="0.199cm" fo:line-height="0.388cm" fo:keep-together="always" fo:text-indent="-1.349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tab-col1-pref2" style:family="paragraph" style:parent-style-name="tab-col1-pref1">
      <style:paragraph-properties fo:margin-left="1.349cm" fo:margin-right="0.199cm" fo:text-indent="-0.25cm" style:auto-text-indent="false"/>
    </style:style>
    <style:style style:name="tab-col2" style:family="paragraph" style:parent-style-name="Standard">
      <style:paragraph-properties fo:margin-left="0.392cm" fo:margin-right="0.199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" style:family="paragraph" style:parent-style-name="Standard">
      <style:paragraph-properties fo:margin-left="0.25cm" fo:margin-right="0cm" fo:margin-top="0.199cm" fo:margin-bottom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-last" style:family="paragraph" style:parent-style-name="termList1">
      <style:paragraph-properties fo:margin-left="0.25cm" fo:margin-right="0cm" fo:margin-top="0.199cm" fo:margin-bottom="0cm" fo:line-height="0.388cm" fo:keep-together="always" fo:text-indent="-0.25cm" style:auto-text-indent="false" fo:keep-with-next="auto">
        <style:tab-stops/>
      </style:paragraph-properties>
    </style:style>
    <style:style style:name="termList2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lways">
        <style:tab-stops/>
      </style:paragraph-properties>
    </style:style>
    <style:style style:name="termList3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uto">
        <style:tab-stops/>
      </style:paragraph-properties>
    </style:style>
    <style:style style:name="validMC" style:family="paragraph" style:parent-style-name="cat4" style:class="text" style:master-page-name="">
      <style:paragraph-properties fo:margin-left="0cm" fo:margin-right="0cm" fo:margin-top="0cm" fo:margin-bottom="0cm" fo:text-indent="0cm" style:auto-text-indent="false" style:page-number="auto"/>
      <style:text-properties fo:font-size="8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>
      <style:paragraph-properties fo:margin-top="0.423cm" fo:margin-bottom="0.106cm" fo:keep-with-next="always"/>
      <style:text-properties style:font-name="Arial3" fo:font-size="16pt" fo:font-weight="bold" style:letter-kerning="true" style:font-name-asian="Arial3" style:font-size-asian="16pt" style:font-weight-asian="bold" style:font-name-complex="Arial3" style:font-size-complex="16pt" style:font-weight-complex="bold"/>
    </style:style>
    <style:style style:name="Body_20_Text_20_2" style:display-name="Body Text 2" style:family="paragraph" style:parent-style-name="Standard">
      <style:paragraph-properties fo:margin-top="0cm" fo:margin-bottom="0.212cm" fo:line-height="0.423cm" fo:text-align="justify" style:justify-single-word="false"/>
      <style:text-properties fo:font-size="11pt" style:font-size-asian="11pt" style:font-size-complex="11pt"/>
    </style:style>
    <style:style style:name="Numbering_20_Symbols" style:display-name="Numbering Symbols" style:family="text"/>
    <style:style style:name="bold" style:family="text">
      <style:text-properties fo:font-weight="bold" fo:background-color="transparent" style:font-weight-asian="bold" style:font-weight-complex="bold"/>
    </style:style>
    <style:style style:name="italic" style:family="text">
      <style:text-properties fo:font-size="10pt" fo:language="de" fo:country="DE" fo:font-style="italic" style:font-size-asian="10pt" style:font-size-complex="10pt"/>
    </style:style>
    <style:style style:name="cat3Code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footnote_20_reference" style:display-name="footnote reference" style:family="text">
      <style:text-properties style:text-position="25% 58%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Zcode3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Zinkl" style:family="text">
      <style:text-properties fo:font-size="10pt" fo:language="de" fo:country="DE" fo:font-style="italic" fo:font-weight="bold" style:font-size-asian="10pt" style:language-asian="de" style:country-asian="DE" style:font-style-asian="italic" style:font-weight-asian="bold" style:font-size-complex="10pt" style:font-style-complex="italic" style:font-weight-complex="bold"/>
    </style:style>
    <style:style style:name="Bullet_5f_20_5f_Symbols" style:display-name="Bullet_20_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4_20_1" style:display-name="RTF_Num 4 1" style:family="text">
      <style:text-properties style:font-name="Symbol" style:font-name-asian="Symbol" style:font-name-complex="Symbol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1_20_1" style:display-name="RTF_Num 11 1" style:family="text">
      <style:text-properties style:font-name="Symbol" style:font-name-asian="Symbol" style:font-name-complex="Symbol"/>
    </style:style>
    <style:style style:name="RTF_5f_Num_20_12_20_1" style:display-name="RTF_Num 12 1" style:family="text">
      <style:text-properties style:font-name="Symbol" style:font-name-asian="Symbol" style:font-name-complex="Symbol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6_20_1" style:display-name="RTF_Num 16 1" style:family="text">
      <style:text-properties style:font-name="Symbol" style:font-name-asian="Symbol" style:font-name-complex="Symbol"/>
    </style:style>
    <style:style style:name="RTF_5f_Num_20_17_20_1" style:display-name="RTF_Num 17 1" style:family="text">
      <style:text-properties style:font-name="Symbol" style:font-name-asian="Symbol" style:font-name-complex="Symbol"/>
    </style:style>
    <style:style style:name="RTF_5f_Num_20_18_20_1" style:display-name="RTF_Num 18 1" style:family="text">
      <style:text-properties style:font-name="Symbol" style:font-name-asian="Symbol" style:font-name-complex="Symbol"/>
    </style:style>
    <style:style style:name="RTF_5f_Num_20_19_20_1" style:display-name="RTF_Num 19 1" style:family="text">
      <style:text-properties style:font-name="Symbol" style:font-name-asian="Symbol" style:font-name-complex="Symbol"/>
    </style:style>
    <style:style style:name="RTF_5f_Num_20_20_20_1" style:display-name="RTF_Num 20 1" style:family="text">
      <style:text-properties style:font-name="Symbol" style:font-name-asian="Symbol" style:font-name-complex="Symbol"/>
    </style:style>
    <style:style style:name="RTF_5f_Num_20_21_20_1" style:display-name="RTF_Num 21 1" style:family="text">
      <style:text-properties style:font-name="Symbol" style:font-name-asian="Symbol" style:font-name-complex="Symbol"/>
    </style:style>
    <style:style style:name="RTF_5f_Num_20_23_20_1" style:display-name="RTF_Num 23 1" style:family="text">
      <style:text-properties style:font-name="Symbol" style:font-name-asian="Symbol" style:font-name-complex="Symbol"/>
    </style:style>
    <style:style style:name="RTF_5f_Num_20_24_20_1" style:display-name="RTF_Num 24 1" style:family="text">
      <style:text-properties style:font-name="Symbol" style:font-name-asian="Symbol" style:font-name-complex="Symbol"/>
    </style:style>
    <style:style style:name="RTF_5f_Num_20_25_20_1" style:display-name="RTF_Num 25 1" style:family="text">
      <style:text-properties style:font-name="Symbol" style:font-name-asian="Symbol" style:font-name-complex="Symbol"/>
    </style:style>
    <style:style style:name="RTF_5f_Num_20_26_20_1" style:display-name="RTF_Num 26 1" style:family="text">
      <style:text-properties style:font-name="Symbol" style:font-name-asian="Symbol" style:font-name-complex="Symbol"/>
    </style:style>
    <style:style style:name="RTF_5f_Num_20_27_20_1" style:display-name="RTF_Num 27 1" style:family="text">
      <style:text-properties style:font-name="Symbol" style:font-name-asian="Symbol" style:font-name-complex="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dash">
      <text:list-level-style-bullet text:level="1" text:style-name="Bullet_5f_20_5f_Symbols" text:bullet-char="-">
        <style:list-level-properties text:space-before="0.635cm" text:min-label-width="0.635cm"/>
        <style:text-properties fo:font-family="Tahoma" style:font-family-generic="swiss" style:font-pitch="variable"/>
      </text:list-level-style-bullet>
      <text:list-level-style-bullet text:level="2" text:style-name="Bullet_5f_20_5f_Symbols" text:bullet-char="-">
        <style:list-level-properties text:space-before="1.27cm" text:min-label-width="0.635cm"/>
        <style:text-properties fo:font-family="Tahoma" style:font-family-generic="swiss" style:font-pitch="variable"/>
      </text:list-level-style-bullet>
      <text:list-level-style-bullet text:level="3" text:style-name="Bullet_5f_20_5f_Symbols" text:bullet-char="-">
        <style:list-level-properties text:space-before="1.905cm" text:min-label-width="0.635cm"/>
        <style:text-properties fo:font-family="Tahoma" style:font-family-generic="swiss" style:font-pitch="variable"/>
      </text:list-level-style-bullet>
      <text:list-level-style-bullet text:level="4" text:style-name="Bullet_5f_20_5f_Symbols" text:bullet-char="-">
        <style:list-level-properties text:space-before="2.54cm" text:min-label-width="0.635cm"/>
        <style:text-properties fo:font-family="Tahoma" style:font-family-generic="swiss" style:font-pitch="variable"/>
      </text:list-level-style-bullet>
      <text:list-level-style-bullet text:level="5" text:style-name="Bullet_5f_20_5f_Symbols" text:bullet-char="-">
        <style:list-level-properties text:space-before="3.175cm" text:min-label-width="0.635cm"/>
        <style:text-properties fo:font-family="Tahoma" style:font-family-generic="swiss" style:font-pitch="variable"/>
      </text:list-level-style-bullet>
      <text:list-level-style-bullet text:level="6" text:style-name="Bullet_5f_20_5f_Symbols" text:bullet-char="-">
        <style:list-level-properties text:space-before="3.81cm" text:min-label-width="0.635cm"/>
        <style:text-properties fo:font-family="Tahoma" style:font-family-generic="swiss" style:font-pitch="variable"/>
      </text:list-level-style-bullet>
      <text:list-level-style-bullet text:level="7" text:style-name="Bullet_5f_20_5f_Symbols" text:bullet-char="-">
        <style:list-level-properties text:space-before="4.445cm" text:min-label-width="0.635cm"/>
        <style:text-properties fo:font-family="Tahoma" style:font-family-generic="swiss" style:font-pitch="variable"/>
      </text:list-level-style-bullet>
      <text:list-level-style-bullet text:level="8" text:style-name="Bullet_5f_20_5f_Symbols" text:bullet-char="-">
        <style:list-level-properties text:space-before="5.08cm" text:min-label-width="0.635cm"/>
        <style:text-properties fo:font-family="Tahoma" style:font-family-generic="swiss" style:font-pitch="variable"/>
      </text:list-level-style-bullet>
      <text:list-level-style-bullet text:level="9" text:style-name="Bullet_5f_20_5f_Symbols" text:bullet-char="-">
        <style:list-level-properties text:space-before="5.715cm" text:min-label-width="0.635cm"/>
        <style:text-properties fo:font-family="Tahoma" style:font-family-generic="swiss" style:font-pitch="variable"/>
      </text:list-level-style-bullet>
      <text:list-level-style-bullet text:level="10" text:style-name="Bullet_5f_20_5f_Symbols" text:bullet-char="-">
        <style:list-level-properties text:space-before="6.35cm" text:min-label-width="0.635cm"/>
        <style:text-properties fo:font-family="Tahoma" style:font-family-generic="swiss" style:font-pitch="variable"/>
      </text:list-level-style-bullet>
    </text:list-style>
    <text:list-style style:name="list1">
      <text:list-level-style-bullet text:level="1" text:style-name="Bullet_5f_20_5f_Symbols" style:num-suffix="." text:bullet-char="•">
        <style:list-level-properties text:min-label-width="0.25cm"/>
      </text:list-level-style-bullet>
      <text:list-level-style-bullet text:level="2" text:style-name="Bullet_5f_20_5f_Symbols" style:num-suffix="." text:bullet-char="•">
        <style:list-level-properties text:space-before="0.249cm" text:min-label-width="0.25cm"/>
      </text:list-level-style-bullet>
      <text:list-level-style-bullet text:level="3" text:style-name="Bullet_5f_20_5f_Symbols" style:num-suffix="." text:bullet-char="•">
        <style:list-level-properties text:space-before="0.5cm" text:min-label-width="0.25cm"/>
      </text:list-level-style-bullet>
      <text:list-level-style-bullet text:level="4" text:style-name="Bullet_5f_20_5f_Symbols" style:num-suffix="." text:bullet-char="•">
        <style:list-level-properties text:space-before="0.75cm" text:min-label-width="0.25cm"/>
      </text:list-level-style-bullet>
      <text:list-level-style-bullet text:level="5" text:style-name="Bullet_5f_20_5f_Symbols" style:num-suffix="." text:bullet-char="•">
        <style:list-level-properties text:space-before="2.001cm" text:min-label-width="0.25cm"/>
      </text:list-level-style-bullet>
      <text:list-level-style-bullet text:level="6" text:style-name="Bullet_5f_20_5f_Symbols" style:num-suffix="." text:bullet-char="•">
        <style:list-level-properties text:space-before="2.249cm" text:min-label-width="0.25cm"/>
      </text:list-level-style-bullet>
      <text:list-level-style-bullet text:level="7" text:style-name="Bullet_5f_20_5f_Symbols" style:num-suffix="." text:bullet-char="•">
        <style:list-level-properties text:space-before="2.5cm" text:min-label-width="0.25cm"/>
      </text:list-level-style-bullet>
      <text:list-level-style-bullet text:level="8" text:style-name="Bullet_5f_20_5f_Symbols" style:num-suffix="." text:bullet-char="•">
        <style:list-level-properties text:space-before="2.75cm" text:min-label-width="0.25cm"/>
      </text:list-level-style-bullet>
      <text:list-level-style-bullet text:level="9" text:style-name="Bullet_5f_20_5f_Symbols" style:num-suffix="." text:bullet-char="•">
        <style:list-level-properties text:space-before="3.001cm" text:min-label-width="0.25cm"/>
      </text:list-level-style-bullet>
      <text:list-level-style-bullet text:level="10" text:style-name="Bullet_5f_20_5f_Symbols" style:num-suffix="." text:bullet-char="•">
        <style:list-level-properties text:space-before="3.751cm" text:min-label-width="0.25cm"/>
      </text:list-level-style-bullet>
    </text:list-style>
    <text:list-style style:name="loweralpha">
      <text:list-level-style-number text:level="1" style:num-suffix=")" style:num-format="a">
        <style:list-level-properties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bullet text:level="1" text:style-name="RTF_5f_Num_20_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 text:consecutive-numbering="true">
      <text:list-level-style-bullet text:level="1" text:style-name="RTF_5f_Num_20_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5" style:display-name="RTF_Num 5" text:consecutive-numbering="true">
      <text:list-level-style-bullet text:level="1" text:style-name="RTF_5f_Num_20_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6" style:display-name="RTF_Num 6" text:consecutive-numbering="true">
      <text:list-level-style-bullet text:level="1" text:style-name="RTF_5f_Num_20_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7" style:display-name="RTF_Num 7" text:consecutive-numbering="true">
      <text:list-level-style-bullet text:level="1" text:style-name="RTF_5f_Num_20_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 text:consecutive-numbering="true">
      <text:list-level-style-bullet text:level="1" text:style-name="RTF_5f_Num_20_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9" style:display-name="RTF_Num 9" text:consecutive-numbering="true">
      <text:list-level-style-bullet text:level="1" text:style-name="RTF_5f_Num_20_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 text:consecutive-numbering="true">
      <text:list-level-style-bullet text:level="1" text:style-name="RTF_5f_Num_20_10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0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0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0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0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0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0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0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0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1" style:display-name="RTF_Num 11" text:consecutive-numbering="true">
      <text:list-level-style-bullet text:level="1" text:style-name="RTF_5f_Num_20_11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2" style:display-name="RTF_Num 12" text:consecutive-numbering="true">
      <text:list-level-style-bullet text:level="1" text:style-name="RTF_5f_Num_20_1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2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2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2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2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2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2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2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2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3" style:display-name="RTF_Num 13" text:consecutive-numbering="true">
      <text:list-level-style-bullet text:level="1" text:style-name="RTF_5f_Num_20_1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4" style:display-name="RTF_Num 14" text:consecutive-numbering="true">
      <text:list-level-style-bullet text:level="1" text:style-name="RTF_5f_Num_20_1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5" style:display-name="RTF_Num 15" text:consecutive-numbering="true">
      <text:list-level-style-bullet text:level="1" text:style-name="RTF_5f_Num_20_1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6" style:display-name="RTF_Num 16" text:consecutive-numbering="true">
      <text:list-level-style-bullet text:level="1" text:style-name="RTF_5f_Num_20_1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7" style:display-name="RTF_Num 17" text:consecutive-numbering="true">
      <text:list-level-style-bullet text:level="1" text:style-name="RTF_5f_Num_20_1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8" style:display-name="RTF_Num 18" text:consecutive-numbering="true">
      <text:list-level-style-bullet text:level="1" text:style-name="RTF_5f_Num_20_1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9" style:display-name="RTF_Num 19" text:consecutive-numbering="true">
      <text:list-level-style-bullet text:level="1" text:style-name="RTF_5f_Num_20_1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0" style:display-name="RTF_Num 20" text:consecutive-numbering="true">
      <text:list-level-style-bullet text:level="1" text:style-name="RTF_5f_Num_20_20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0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0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0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0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0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0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0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0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1" style:display-name="RTF_Num 21" text:consecutive-numbering="true">
      <text:list-level-style-bullet text:level="1" text:style-name="RTF_5f_Num_20_21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1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1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1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1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1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1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1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1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1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2" style:display-name="RTF_Num 2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 text:consecutive-numbering="true">
      <text:list-level-style-bullet text:level="1" text:style-name="RTF_5f_Num_20_2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4" style:display-name="RTF_Num 24" text:consecutive-numbering="true">
      <text:list-level-style-bullet text:level="1" text:style-name="RTF_5f_Num_20_2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5" style:display-name="RTF_Num 25" text:consecutive-numbering="true">
      <text:list-level-style-bullet text:level="1" text:style-name="RTF_5f_Num_20_2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6" style:display-name="RTF_Num 26" text:consecutive-numbering="true">
      <text:list-level-style-bullet text:level="1" text:style-name="RTF_5f_Num_20_2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7" style:display-name="RTF_Num 27" text:consecutive-numbering="true">
      <text:list-level-style-bullet text:level="1" text:style-name="RTF_5f_Num_20_2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.499cm" fo:margin-bottom="2cm" fo:margin-left="2.499cm" fo:margin-right="2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.501cm" fo:margin-bottom="2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p text:style-name="Header">Internationale Klassifikation der Krankheiten - ICD-10-GM 2009</text:p>
      </style:header>
    </style:master-page>
    <style:master-page style:name="Left_20_Page" style:display-name="Left Page" style:page-layout-name="Mpm3" style:next-style-name="Right_20_Page">
      <style:header>
        <text:p text:style-name="Header_20_left">Internationale Klassifikation der Krankheiten - ICD-10-GM 2013</text:p>
      </style:header>
      <style:footer>
        <text:p text:style-name="Footer_20_left"><text:page-number text:select-page="current">1</text:page-number> 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ame" text:outline-level="1">Erweiterter Barthel-Index</text:chapter> </text:p>
      </style:header>
      <style:footer>
        <text:p text:style-name="Footer_20_right"><text:page-number text:select-page="current">1</text:page-number> </text:p>
      </style:footer>
    </style:master-page>
    <style:master-page style:name="HTML" style:page-layout-name="Mpm5"/>
    <style:master-page style:name="Konvert_20_0" style:display-name="Konvert 0" style:page-layout-name="Mpm6"/>
    <style:master-page style:name="Footnote" style:page-layout-name="Mpm7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TK Birch</meta:initial-creator>
    <meta:creation-date>2006-08-07T14:37:33</meta:creation-date>
    <dc:date>2012-09-20T13:13:20.14</dc:date>
    <dc:language>de-DE</dc:language>
    <meta:editing-cycles>25</meta:editing-cycles>
    <meta:editing-duration>PT1H23M57S</meta:editing-duration>
    <meta:document-statistic meta:table-count="1" meta:image-count="0" meta:object-count="0" meta:page-count="1" meta:paragraph-count="61" meta:word-count="270" meta:character-count="1894"/>
    <meta:user-defined meta:name="Info 1"/>
    <meta:user-defined meta:name="Info 2"/>
    <meta:user-defined meta:name="Info 3"/>
    <meta:user-defined meta:name="Info 4"/>
  </office:meta>
</office:document-meta>
</file>